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150.4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131.64pt"/>
    </style:style>
    <style:style style:name="co8" style:family="table-column">
      <style:table-column-properties fo:break-before="auto" style:column-width="12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123 444 55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sset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Tangible Asset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1000000" calcext:value-type="float">
            <text:p>111000000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1100000" calcext:value-type="float">
            <text:p>111100000</text:p>
          </table:table-cell>
          <table:table-cell office:value-type="string" calcext:value-type="string">
            <text:p>Checking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1101000" calcext:value-type="float">
            <text:p>111101000</text:p>
          </table:table-cell>
          <table:table-cell office:value-type="string" calcext:value-type="string">
            <text:p>Genera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11102000" calcext:value-type="float">
            <text:p>111102000</text:p>
          </table:table-cell>
          <table:table-cell office:value-type="string" calcext:value-type="string">
            <text:p>Payro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1200000" calcext:value-type="float">
            <text:p>111200000</text:p>
          </table:table-cell>
          <table:table-cell office:value-type="string" calcext:value-type="string">
            <text:p>Sav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1300000" calcext:value-type="float">
            <text:p>111300000</text:p>
          </table:table-cell>
          <table:table-cell office:value-type="string" calcext:value-type="string">
            <text:p>Accounts Receiva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1400000" calcext:value-type="float">
            <text:p>111400000</text:p>
          </table:table-cell>
          <table:table-cell office:value-type="string" calcext:value-type="string">
            <text:p>Employee Advan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2000000" calcext:value-type="float">
            <text:p>112000000</text:p>
          </table:table-cell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2100000" calcext:value-type="float">
            <text:p>112100000</text:p>
          </table:table-cell>
          <table:table-cell office:value-type="string" calcext:value-type="string">
            <text:p>Equipme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2101000" calcext:value-type="float">
            <text:p>112101000</text:p>
          </table:table-cell>
          <table:table-cell office:value-type="string" calcext:value-type="string">
            <text:p>Information Technolog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2101100" calcext:value-type="float">
            <text:p>112101100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table:number-columns-repeated="10"/>
          <table:table-cell office:value-type="float" office:value="112101500" calcext:value-type="float">
            <text:p>112101500</text:p>
          </table:table-cell>
          <table:table-cell office:value-type="string" calcext:value-type="string">
            <text:p>Software</text:p>
          </table:table-cell>
        </table:table-row>
        <table:table-row table:style-name="ro1">
          <table:table-cell table:number-columns-repeated="4"/>
          <table:table-cell office:value-type="float" office:value="113000000" calcext:value-type="float">
            <text:p>113000000</text:p>
          </table:table-cell>
          <table:table-cell office:value-type="string" calcext:value-type="string">
            <text:p>Accumulated Depreciatio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3100000" calcext:value-type="float">
            <text:p>113100000</text:p>
          </table:table-cell>
          <table:table-cell office:value-type="string" calcext:value-type="string">
            <text:p>Straight-Li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3200000" calcext:value-type="float">
            <text:p>113200000</text:p>
          </table:table-cell>
          <table:table-cell office:value-type="string" calcext:value-type="string">
            <text:p>Section 1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4000000" calcext:value-type="float">
            <text:p>114000000</text:p>
          </table:table-cell>
          <table:table-cell office:value-type="string" calcext:value-type="string">
            <text:p>Accumulated Amortizatio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4100000" calcext:value-type="float">
            <text:p>114100000</text:p>
          </table:table-cell>
          <table:table-cell office:value-type="string" calcext:value-type="string">
            <text:p>Start-Up Cos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Intangible Assets</text:p>
          </table:table-cell>
          <table:table-cell table:number-columns-repeated="8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Liabilitie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float" office:value="210000000" calcext:value-type="float">
            <text:p>210000000</text:p>
          </table:table-cell>
          <table:table-cell office:value-type="string" calcext:value-type="string">
            <text:p>Curren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ax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ales Tax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ayroll Taxe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IC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UT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UT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ncome Taxes Withhel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220000000" calcext:value-type="float">
            <text:p>220000000</text:p>
          </table:table-cell>
          <table:table-cell office:value-type="string" calcext:value-type="string">
            <text:p>Long-Term</text:p>
          </table:table-cell>
          <table:table-cell table:number-columns-repeated="8"/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Equit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Operating Inco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Direct Costs/Expens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missions</text:p>
          </table:table-cell>
          <table:table-cell table:number-columns-repeated="8"/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Operating Expens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ervice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formation Technolog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omain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ver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nline Servic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yrol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inancial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Bank Fe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Wire Transfer Fe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redit Card Process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n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il Box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lephon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ell Servi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dvertis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usiness Card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ffice Suppli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ermits &amp; License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unt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it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yroll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age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inge Benefi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orkers Compensa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ICA Mat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UTA Mat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UTA Matc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68000000" calcext:value-type="float">
            <text:p>68000000</text:p>
          </table:table-cell>
          <table:table-cell office:value-type="string" calcext:value-type="string">
            <text:p>Depreciation Expen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00000" calcext:value-type="float">
            <text:p>69000000</text:p>
          </table:table-cell>
          <table:table-cell office:value-type="string" calcext:value-type="string">
            <text:p>Amortization Expense</text:p>
          </table:table-cell>
          <table:table-cell table:number-columns-repeated="8"/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Non-Operating Inco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Non-Operating Expenses</text:p>
          </table:table-cell>
          <table:table-cell table:number-columns-repeated="10"/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3:59:21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21:04:57.462000000</meta:creation-date>
    <meta:generator>LibreOffice/4.4.1.2$Windows_x86 LibreOffice_project/45e2de17089c24a1fa810c8f975a7171ba4cd432</meta:generator>
    <dc:date>2016-09-11T22:45:49.727000000</dc:date>
    <meta:editing-duration>PT3H43M28S</meta:editing-duration>
    <meta:editing-cycles>8</meta:editing-cycles>
    <meta:document-statistic meta:table-count="1" meta:cell-count="100" meta:object-count="0"/>
  </office:meta>
</office:document-meta>
</file>